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4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Имена героев</text:p>
          </table:table-cell>
          <table:table-cell office:value-type="string">
            <text:p>Строки <text:s/>вывода текста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Я поведаю тебе историю, которая заставит тебя задуматься. Она могла затеряться во времени, но всегда будет жить в моем… а может и в твоем сердце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Когда-то давно (по мышиным меркам) было королевство. Это было воинствующее королевство, оно отвечало этому жестокому миру той же монетой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Королевство захватывало земли, возделывало их и процветало. В один из совершенно обычных дней случилось страшное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Возможно жизнь ответила на войны, возможно так просто случилось, но в королевство пришла болезнь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Болезнь распространялась быстро и так же быстро она забирала мышей на тот свет. Ее назвали солнечной болезнью. Ведь заболевший умирал проживая последний день от рассвета до заката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Но все не могло быть настолько плохо. Даже в самое темное время может появиться тот, кто развеет тьму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Был герой, сердце, которого было добрым и чутким к проблемам других мышей. И когда болезнь коснулась короля, он не остался в стороне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Описание комнаты короля.</text:p>
          </table:table-cell>
        </table:table-row>
        <table:table-row table:style-name="ro1">
          <table:table-cell office:value-type="string">
            <text:p>Пренцесса Раденитта</text:p>
          </table:table-cell>
          <table:table-cell office:value-type="string">
            <text:p>Муск! Я так рада, что ты пришел!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Я не мог не откликнуться на вашу просьбу!</text:p>
          </table:table-cell>
        </table:table-row>
        <table:table-row table:style-name="ro1">
          <table:table-cell office:value-type="string">
            <text:p>Пренцесса Раденитта</text:p>
          </table:table-cell>
          <table:table-cell office:value-type="string">
            <text:p>Моего отца сразила солнечная болезнь! Как только я поняла это, сразу же послала за тобой.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Но я не лекарь и даже не книжная мышь, я не знаю как помочь вам.</text:p>
          </table:table-cell>
        </table:table-row>
        <table:table-row table:style-name="ro1">
          <table:table-cell office:value-type="string">
            <text:p>Пренцесса Раденитта</text:p>
          </table:table-cell>
          <table:table-cell office:value-type="string">
            <text:p>Муск! Не перечь мне, я уже все придумала! Хоть ты и не так давно в страже, но мне больше не к кому обратиться. Большинство мышей в нашем замке заболели!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Но что, если я тоже заболею? Какие симптомы у этой болезни?</text:p>
          </table:table-cell>
        </table:table-row>
        <table:table-row table:style-name="ro1">
          <table:table-cell office:value-type="string">
            <text:p>Пренцесса Раденитта</text:p>
          </table:table-cell>
          <table:table-cell office:value-type="string">
            <text:p>Сначала, ты начинаешь чихать. Потом ты перестаешь различать цвета. Следом у тебя начнут слезиться глаза. И последняя стадия… ты теряешь запах. Когда все стадии проявятся, болезнь сгубит тебя на исходе дня.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Получается, находиться здесь… уже опасно для меня.</text:p>
          </table:table-cell>
        </table:table-row>
        <table:table-row table:style-name="ro1">
          <table:table-cell office:value-type="string">
            <text:p>Пренцесса Раденитта</text:p>
          </table:table-cell>
          <table:table-cell office:value-type="string">
            <text:p>Не говори глупости! Апчхи! Я же не больна</text:p>
          </table:table-cell>
        </table:table-row>
        <table:table-row table:style-name="ro1">
          <table:table-cell office:value-type="string">
            <text:p>Пренцесса Раденитта</text:p>
          </table:table-cell>
          <table:table-cell office:value-type="string">
            <text:p>И тем не менее, у меня есть для тебя опасное задание. Я прочитала в библиотеке, что лекарство уже было найдено.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Отличная новость!</text:p>
          </table:table-cell>
        </table:table-row>
        <table:table-row table:style-name="ro1">
          <table:table-cell office:value-type="string">
            <text:p>Пренцесса Раденитта</text:p>
          </table:table-cell>
          <table:table-cell office:value-type="string">
            <text:p>Плохая новость в том, что лекарство храниться у мудрого старца, что живет в дупле на дереве. Его уже давно никто не видел, но я думаю, что он еще жив.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Как же я его найду? А если он умер?</text:p>
          </table:table-cell>
        </table:table-row>
        <table:table-row table:style-name="ro1">
          <table:table-cell office:value-type="string">
            <text:p>Пренцесса Раденитта</text:p>
          </table:table-cell>
          <table:table-cell office:value-type="string">
            <text:p>Апчхи! Я расскажу как до него добраться. А если он уже погиб, то порсто забери то, что нужно из его библиотеки.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Я покрадусь туда, даже если он жив. В моей деревне, я был чемпионом по пряткам! Я прятался так хорошо, что все забывали о моем существании. </text:p>
          </table:table-cell>
        </table:table-row>
        <table:table-row table:style-name="ro1">
          <table:table-cell office:value-type="string">
            <text:p>Пренцесса Раденитта</text:p>
          </table:table-cell>
          <table:table-cell office:value-type="string">
            <text:p>Хорошо… Я дам тебе наши фамильные часы, чтобы ты мог следить за временем. К сожалению, у тебя есть всего один день.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Я вас понял принцесса! Я не подведу вас! Принесу, все что нужно для лекарства!</text:p>
          </table:table-cell>
        </table:table-row>
        <table:table-row table:style-name="ro1">
          <table:table-cell office:value-type="string">
            <text:p>Пренцесса Раденитта</text:p>
          </table:table-cell>
          <table:table-cell office:value-type="string">
            <text:p>Мы все надеемся на тебя!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Герой отправился в путешествие. Он взял все, что могло ему помочь. Шпага, которая осталась ему от отца и часы, которые доверила ему принцесса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описание леса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Путь до дупла в котором жил филин был недолгим и легким. Как только он оказался у входа в логово Мус понял, что самая легкая часть пути позади. 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Он сверился с часами. Они тихонько тикали, показывая, что время неумолимо движется вперед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Описание дерева, на котором живет филин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Описание логова филина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Шаг, шаг, еще десяток. И вот оказавшись посреди комнаты Мус почувствовал мурашки по своей шерстке. Кто-то следил за ним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Два огромных глаза появились из темноты. В голове Муса стали пролетать картины того как он гибнет в клюве у филина. Он замер на месте.</text:p>
          </table:table-cell>
        </table:table-row>
        <table:table-row table:style-name="ro1">
          <table:table-cell office:value-type="string">
            <text:p>Филин Нус</text:p>
          </table:table-cell>
          <table:table-cell office:value-type="string">
            <text:p>КТО вторгся в мои владения?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Я-я… отважный Мус! Я пришел за рецептом, говорят, что здесь живет мудрый и суровый (имя).</text:p>
          </table:table-cell>
        </table:table-row>
        <table:table-row table:style-name="ro1">
          <table:table-cell office:value-type="string">
            <text:p>Филин Нус</text:p>
          </table:table-cell>
          <table:table-cell office:value-type="string">
            <text:p>Я мудр - это правда! Но кто ты, отважный Мусс! Я слышу странный тик, который меня разбудил.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Я… э-э кукушка.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Филин взмахивает крыльями и выходит из темноты своего логова.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Апчхи! Как у тебя пыльно.</text:p>
          </table:table-cell>
        </table:table-row>
        <table:table-row table:style-name="ro1">
          <table:table-cell office:value-type="string">
            <text:p>Филин Нус</text:p>
          </table:table-cell>
          <table:table-cell office:value-type="string">
            <text:p>Я давно не выхожу из логова и давно лишен зрения, чтобы читать все эти книги.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Тогда как же ты отдашь мне рецепт лекарства?</text:p>
          </table:table-cell>
        </table:table-row>
        <table:table-row table:style-name="ro1">
          <table:table-cell office:value-type="string">
            <text:p>Филин Нус</text:p>
          </table:table-cell>
          <table:table-cell office:value-type="string">
            <text:p>Почему же я должен отдавать что-то такому врунишке как ты, Отважный Муск?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Я не лжец! Я просто не хотел, чтобы ты меня ел.</text:p>
          </table:table-cell>
        </table:table-row>
        <table:table-row table:style-name="ro1">
          <table:table-cell office:value-type="string">
            <text:p>Филин Нус</text:p>
          </table:table-cell>
          <table:table-cell office:value-type="string">
            <text:p>Если ты думаешь, что ты самый умный и отважный? Что ж, тогда выполни мою просьбу и получишь, то зачем пришел.</text:p>
          </table:table-cell>
        </table:table-row>
        <table:table-row table:style-name="ro1">
          <table:table-cell office:value-type="string">
            <text:p>Муск</text:p>
          </table:table-cell>
          <table:table-cell office:value-type="string">
            <text:p>К-какую просьбу?</text:p>
          </table:table-cell>
        </table:table-row>
        <table:table-row table:style-name="ro1">
          <table:table-cell office:value-type="string">
            <text:p>Филин Нус</text:p>
          </table:table-cell>
          <table:table-cell office:value-type="string">
            <text:p>Я люблю рассказывать истории и загадывать загадки. Так подойди же к моему уху поближе и скажи, что ты выберешь?</text:p>
          </table:table-cell>
        </table:table-row>
        <table:table-row table:style-name="ro1">
          <table:table-cell office:value-type="string">
            <text:p>Рассказчик</text:p>
          </table:table-cell>
          <table:table-cell office:value-type="string">
            <text:p>Выбор игрока Распишу на смерть и сказки позже, пока по хорошей концовке пойду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5">11/05/2023</text:date>, <text:time>23:0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0S</meta:editing-duration>
    <meta:editing-cycles>4</meta:editing-cycles>
    <meta:generator>OpenOffice/4.1.14$Win32 OpenOffice.org_project/4114m1$Build-9811</meta:generator>
    <dc:date>2023-11-05T23:06:32.18</dc:date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